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 style:text-autospace="none" style:writing-mode="lr-tb"/>
      <style:text-properties style:font-name="Times New Roman" fo:font-size="11.1999998092651pt" fo:language="en" fo:country="US" fo:font-style="normal" fo:font-weight="normal" style:font-size-asian="10.5pt" style:language-asian="en" style:country-asian="US" style:font-size-complex="12pt"/>
    </style:style>
    <style:style style:name="P2" style:family="paragraph" style:parent-style-name="Standard">
      <style:paragraph-properties fo:margin-left="0.4925in" fo:margin-right="0in" fo:text-indent="0in" style:auto-text-indent="false" style:text-autospace="none" style:writing-mode="lr-tb"/>
      <style:text-properties fo:font-size="11.1999998092651pt" style:font-size-asian="10.5pt"/>
    </style:style>
    <style:style style:name="P3" style:family="paragraph" style:parent-style-name="Standard">
      <style:paragraph-properties fo:text-align="end" style:justify-single-word="false" style:text-autospace="none" style:writing-mode="lr-tb"/>
      <style:text-properties style:font-name="Times New Roman" fo:font-size="11.1999998092651pt" fo:language="en" fo:country="US" fo:font-style="normal" fo:font-weight="normal" style:font-size-asian="10.5pt" style:language-asian="en" style:country-asian="US" style:font-size-complex="12pt"/>
    </style:style>
    <style:style style:name="P4" style:family="paragraph" style:parent-style-name="Standard">
      <style:paragraph-properties fo:text-align="center" style:justify-single-word="false" style:text-autospace="none" style:writing-mode="lr-tb"/>
      <style:text-properties style:font-name="Times New Roman" fo:font-size="11.1999998092651pt" fo:language="en" fo:country="US" fo:font-style="normal" fo:font-weight="normal" style:font-size-asian="10.5pt" style:language-asian="en" style:country-asian="US" style:font-size-complex="12pt"/>
    </style:style>
    <style:style style:name="P5" style:family="paragraph" style:parent-style-name="Standard">
      <style:paragraph-properties style:text-autospace="none" style:writing-mode="lr-tb"/>
      <style:text-properties style:font-name="Times New Roman" fo:font-size="11.1999998092651pt" fo:language="en" fo:country="US" fo:font-style="normal" fo:font-weight="normal" style:font-size-asian="10.5pt" style:language-asian="en" style:country-asian="US" style:font-size-complex="12pt"/>
    </style:style>
    <style:style style:name="P6" style:family="paragraph" style:parent-style-name="Standard">
      <style:paragraph-properties style:text-autospace="none" style:writing-mode="lr-tb"/>
      <style:text-properties fo:font-size="11.1999998092651pt" fo:language="en" fo:country="US" style:font-size-asian="10.5pt" style:language-asian="en" style:country-asian="US" style:font-size-complex="12pt"/>
    </style:style>
    <style:style style:name="P7" style:family="paragraph" style:parent-style-name="Standard">
      <style:paragraph-properties fo:margin-left="0in" fo:margin-right="0in" fo:text-indent="0in" style:auto-text-indent="false" style:text-autospace="none" style:writing-mode="lr-tb"/>
      <style:text-properties fo:font-size="11.1999998092651pt" style:font-size-asian="10.5pt"/>
    </style:style>
    <style:style style:name="P8" style:family="paragraph" style:parent-style-name="Standard">
      <style:paragraph-properties fo:margin-left="0.4925in" fo:margin-right="0in" fo:text-indent="0in" style:auto-text-indent="false" style:text-autospace="none" style:writing-mode="lr-tb"/>
      <style:text-properties style:font-name="Times New Roman" fo:font-size="11.1999998092651pt" fo:language="en" fo:country="US" fo:font-style="normal" fo:font-weight="normal" style:font-size-asian="10.5pt" style:language-asian="en" style:country-asian="US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ris Durtschi</text:p>
      <text:p text:style-name="P3">CS4500</text:p>
      <text:p text:style-name="P3">Artificial Intelligence</text:p>
      <text:p text:style-name="P3">Ron Peterson</text:p>
      <text:p text:style-name="P6"/>
      <text:p text:style-name="P4">Chapter 10</text:p>
      <text:p text:style-name="P6"/>
      <text:p text:style-name="P5">10.5</text:p>
      <text:p text:style-name="P1">There are 38 possible slots a ball can land on in a Roulette spin, but only 2 possible faces a coin can land on in a coin toss. <text:s/>As the book says,</text:p>
      <text:p text:style-name="P1">I[Coin Toss] <text:tab/>= -p(heads)log2(p(heads)) – p(tails)logs2(p(tails))</text:p>
      <text:p text:style-name="P1"><text:tab/><text:tab/>= -(1/2)log2(1/2) -(1/2)log2(1/2)</text:p>
      <text:p text:style-name="P1"><text:tab/><text:tab/>= 1 bit</text:p>
      <text:p text:style-name="P1">The probability of landing in any given slot in a Roulette spin is 1/38.</text:p>
      <text:p text:style-name="P1">I[Spin]<text:tab/>= -p(slot1)log2(p(slot1)) – p(slot2)log2(p(slot2)) – .... – p(slot38)log2(p(slot38))</text:p>
      <text:p text:style-name="P1"><text:tab/>= -(1/38)log2(1/38) – (1/38)log2(1/38) - …. -(1/38)log2(1/38)</text:p>
      <text:p text:style-name="P1"><text:tab/>= - ( -log2(1/38))</text:p>
      <text:p text:style-name="P1"><text:tab/>= 5.248 bits</text:p>
      <text:p text:style-name="P1">If the message is “not 00” then there are only two possible outcomes: landing on 00 or not.</text:p>
      <text:p text:style-name="P1">I[Not 00] <text:tab/>= -p(00)log2(p(00)) – p(not00)log2(p(not00))</text:p>
      <text:p text:style-name="P1"><text:tab/><text:tab/>= -(1/38)log2(1/38) – (37/38)log2(37/38)</text:p>
      <text:p text:style-name="P1"><text:tab/><text:tab/>= 0.176 bits </text:p>
      <text:p text:style-name="P5">10.6</text:p>
      <text:p text:style-name="P2"/>
      <text:p text:style-name="P7">10.11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2_20_10" style:display-name="RTF_Num 2 10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25in" text:min-label-width="0.25in"/>
      </text:list-level-style-number>
      <text:list-level-style-number text:level="2" text:style-name="RTF_5f_Num_20_2_20_2" style:num-suffix="." style:num-format="1">
        <style:list-level-properties text:space-before="0.5in" text:min-label-width="0.25in"/>
      </text:list-level-style-number>
      <text:list-level-style-number text:level="3" text:style-name="RTF_5f_Num_20_2_20_3" style:num-suffix="." style:num-format="1">
        <style:list-level-properties text:space-before="0.75in" text:min-label-width="0.25in"/>
      </text:list-level-style-number>
      <text:list-level-style-number text:level="4" text:style-name="RTF_5f_Num_20_2_20_4" style:num-suffix="." style:num-format="1">
        <style:list-level-properties text:space-before="1in" text:min-label-width="0.25in"/>
      </text:list-level-style-number>
      <text:list-level-style-number text:level="5" text:style-name="RTF_5f_Num_20_2_20_5" style:num-suffix="." style:num-format="1">
        <style:list-level-properties text:space-before="1.25in" text:min-label-width="0.25in"/>
      </text:list-level-style-number>
      <text:list-level-style-number text:level="6" text:style-name="RTF_5f_Num_20_2_20_6" style:num-suffix="." style:num-format="1">
        <style:list-level-properties text:space-before="1.5in" text:min-label-width="0.25in"/>
      </text:list-level-style-number>
      <text:list-level-style-number text:level="7" text:style-name="RTF_5f_Num_20_2_20_7" style:num-suffix="." style:num-format="1">
        <style:list-level-properties text:space-before="1.75in" text:min-label-width="0.25in"/>
      </text:list-level-style-number>
      <text:list-level-style-number text:level="8" text:style-name="RTF_5f_Num_20_2_20_8" style:num-suffix="." style:num-format="1">
        <style:list-level-properties text:space-before="2in" text:min-label-width="0.25in"/>
      </text:list-level-style-number>
      <text:list-level-style-number text:level="9" text:style-name="RTF_5f_Num_20_2_20_9" style:num-suffix="." style:num-format="1">
        <style:list-level-properties text:space-before="2.25in" text:min-label-width="0.25in"/>
      </text:list-level-style-number>
      <text:list-level-style-number text:level="10" text:style-name="RTF_5f_Num_20_2_20_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0$Unix OpenOffice.org_project/Patch 0</meta:generator>
    <meta:creation-date>2009-02-24T21:10:59</meta:creation-date>
    <dc:date>2009-04-09T00:25:47</dc:date>
    <dc:language>en-US</dc:language>
    <meta:editing-cycles>37</meta:editing-cycles>
    <meta:editing-duration>PT133H33M57S</meta:editing-duration>
    <meta:document-statistic meta:table-count="0" meta:image-count="0" meta:object-count="0" meta:page-count="1" meta:paragraph-count="21" meta:word-count="126" meta:character-count="794"/>
    <meta:user-defined meta:name="Info 1"/>
    <meta:user-defined meta:name="Info 2"/>
    <meta:user-defined meta:name="Info 3"/>
    <meta:user-defined meta:name="Info 4"/>
  </office:meta>
</office:document-meta>
</file>